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yment" style:family="table">
      <style:table-properties style:width="59.99mm" table:align="margins"/>
    </style:style>
    <style:style style:name="Payment.A" style:family="table-column">
      <style:table-column-properties style:column-width="29.99mm" style:rel-column-width="32767*"/>
    </style:style>
    <style:style style:name="Payment.B" style:family="table-column">
      <style:table-column-properties style:column-width="30mm" style:rel-column-width="32768*"/>
    </style:style>
    <style:style style:name="Payment.A1" style:family="table-cell">
      <style:table-cell-properties fo:padding="0.97mm" fo:border-left="0.05pt solid #000000" fo:border-right="none" fo:border-top="0.05pt solid #000000" fo:border-bottom="0.05pt solid #000000"/>
    </style:style>
    <style:style style:name="Payment.B1" style:family="table-cell">
      <style:table-cell-properties fo:padding="0.97mm" fo:border="0.05pt solid #000000"/>
    </style:style>
    <style:style style:name="P1" style:family="paragraph" style:parent-style-name="Standard">
      <style:text-properties fo:font-size="10pt" officeooo:rsid="00154418" officeooo:paragraph-rsid="001883ec" style:font-size-asian="10pt" style:font-size-complex="10pt"/>
    </style:style>
    <style:style style:name="P2" style:family="paragraph" style:parent-style-name="Standard">
      <style:text-properties fo:font-size="10pt" officeooo:rsid="00154418" officeooo:paragraph-rsid="00154418" style:font-size-asian="10pt" style:font-size-complex="10pt"/>
    </style:style>
    <style:style style:name="P3" style:family="paragraph" style:parent-style-name="Standard">
      <style:text-properties fo:font-size="10pt" officeooo:rsid="0020ef7f" officeooo:paragraph-rsid="001883ec" style:font-size-asian="10pt" style:font-size-complex="10pt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10pt" officeooo:rsid="0028081c" officeooo:paragraph-rsid="0028081c" style:font-size-asian="10pt" style:font-size-complex="10pt"/>
    </style:style>
    <style:style style:name="P6" style:family="paragraph" style:parent-style-name="Standard">
      <style:text-properties fo:font-size="10pt" officeooo:rsid="0020ef7f" officeooo:paragraph-rsid="001883ec" style:font-size-asian="10pt" style:font-size-complex="10pt"/>
    </style:style>
    <style:style style:name="P7" style:family="paragraph" style:parent-style-name="Standard">
      <style:text-properties fo:font-size="10pt" officeooo:rsid="002a6402" officeooo:paragraph-rsid="002a6402" style:font-size-asian="10pt" style:font-size-complex="10pt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Payment" table:style-name="Payment">
        <table:table-column table:style-name="Payment.A"/>
        <table:table-column table:style-name="Payment.B"/>
        <table:table-row>
          <table:table-cell table:style-name="Payment.A1" office:value-type="string">
            <text:p text:style-name="P5">CASHER:      BALINI</text:p>
          </table:table-cell>
          <table:table-cell table:style-name="Payment.B1" office:value-type="string">
            <text:p text:style-name="P4"/>
          </table:table-cell>
        </table:table-row>
        <table:table-row>
          <table:table-cell table:style-name="Payment.A1" office:value-type="string">
            <text:p text:style-name="P5">CASHER:      FLORA</text:p>
          </table:table-cell>
          <table:table-cell table:style-name="Payment.B1" office:value-type="string">
            <text:p text:style-name="P4"/>
          </table:table-cell>
        </table:table-row>
        <table:table-row>
          <table:table-cell table:style-name="Payment.A1" office:value-type="string">
            <text:p text:style-name="P5">CASHER:      LOTTO</text:p>
          </table:table-cell>
          <table:table-cell table:style-name="Payment.B1" office:value-type="string">
            <text:p text:style-name="P4"/>
          </table:table-cell>
        </table:table-row>
        <table:table-row>
          <table:table-cell table:style-name="Payment.A1" office:value-type="string">
            <text:p text:style-name="P5">CASHER:      SHERRY</text:p>
          </table:table-cell>
          <table:table-cell table:style-name="Payment.B1" office:value-type="string">
            <text:p text:style-name="P4"/>
          </table:table-cell>
        </table:table-row>
        <table:table-row>
          <table:table-cell table:style-name="Payment.A1" office:value-type="string">
            <text:p text:style-name="P5">SUMMARY:      ALL</text:p>
          </table:table-cell>
          <table:table-cell table:style-name="Payment.B1" office:value-type="string">
            <text:p text:style-name="P4"/>
          </table:table-cell>
        </table:table-row>
      </table:table>
      <text:p text:style-name="P2"/>
      <text:section text:style-name="Sect1" text:name="Payment">
        <text:p text:style-name="P7">-------------</text:p>
        <text:p text:style-name="P7">CASHER:      BALINI</text:p>
        <text:p text:style-name="P7"/>
      </text:section>
      <text:section text:style-name="Sect1" text:name="Payment">
        <text:p text:style-name="P7">-------------</text:p>
        <text:p text:style-name="P7">CASHER:      FLORA</text:p>
        <text:p text:style-name="P7"/>
      </text:section>
      <text:section text:style-name="Sect1" text:name="Payment">
        <text:p text:style-name="P7">-------------</text:p>
        <text:p text:style-name="P7">CASHER:      LOTTO</text:p>
        <text:p text:style-name="P7"/>
      </text:section>
      <text:section text:style-name="Sect1" text:name="Payment">
        <text:p text:style-name="P7">-------------</text:p>
        <text:p text:style-name="P7">CASHER:      SHERRY</text:p>
        <text:p text:style-name="P7"/>
      </text:section>
      <text:section text:style-name="Sect1" text:name="Payment">
        <text:p text:style-name="P7">-------------</text:p>
        <text:p text:style-name="P7">SUMMARY:      ALL</text:p>
        <text:p text:style-name="P7"/>
      </text:section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4T13:46:01.331000000</dc:date>
    <meta:editing-duration>PT1M23S</meta:editing-duration>
    <meta:editing-cycles>25</meta:editing-cycles>
    <meta:generator>LibreOffice/4.2.1.1$Windows_x86 LibreOffice_project/d7dbbd7842e6a58b0f521599204e827654e1fb8b</meta:generator>
    <meta:document-statistic meta:table-count="1" meta:image-count="0" meta:object-count="0" meta:page-count="1" meta:paragraph-count="3" meta:word-count="3" meta:character-count="23" meta:non-whitespace-character-count="23"/>
  </office:meta>
</office:document-meta>
</file>